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59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9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8" table:number-rows-spanned="1">
            <text:p>BDD</text:p>
          </table:table-cell>
          <table:covered-table-cell table:number-columns-repeated="7" table:style-name="ce15"/>
          <table:table-cell table:style-name="ce15" table:number-columns-repeated="3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table:number-columns-repeated="51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table:number-columns-repeated="4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table:number-columns-repeated="57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58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table:number-columns-repeated="72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00:17:39.082343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16T13:35:21.008481464</dc:date>
    <meta:editing-duration>P247DT3H55M43S</meta:editing-duration>
    <meta:editing-cycles>983</meta:editing-cycles>
    <meta:generator>LibreOffice/6.1.5.2$Linux_X86_64 LibreOffice_project/10$Build-2</meta:generator>
    <meta:document-statistic meta:table-count="3" meta:cell-count="620" meta:object-count="0"/>
  </office:meta>
</office:document-meta>
</file>